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6142in" svg:y="3.9472in">
            <draw:object draw:notify-on-update-of-ranges="Sheet1.G2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8.5528in" svg:y="0.4079in">
            <draw:object draw:notify-on-update-of-ranges="Sheet1.B2:Sheet1.B6 Sheet1.C2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2"/>
        <table:table-row table:style-name="ro1">
          <table:table-cell table:style-name="ce1"/>
          <table:table-cell office:value-type="string" calcext:value-type="string">
            <text:p>Z peak</text:p>
          </table:table-cell>
          <table:table-cell office:value-type="string" calcext:value-type="string">
            <text:p>Z offpeak</text:p>
          </table:table-cell>
          <table:table-cell office:value-type="string" calcext:value-type="string">
            <text:p>benefit peak</text:p>
          </table:table-cell>
          <table:table-cell office:value-type="string" calcext:value-type="string">
            <text:p>benefit off peak</text:p>
          </table:table-cell>
          <table:table-cell office:value-type="string" calcext:value-type="string">
            <text:p>SW peak</text:p>
          </table:table-cell>
          <table:table-cell office:value-type="string" calcext:value-type="string">
            <text:p>SW offpeak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55.06" calcext:value-type="float">
            <text:p>-55.06</text:p>
          </table:table-cell>
          <table:table-cell office:value-type="float" office:value="-47.41" calcext:value-type="float">
            <text:p>-47.41</text:p>
          </table:table-cell>
          <table:table-cell office:value-type="float" office:value="30.594" calcext:value-type="float">
            <text:p>30.594</text:p>
          </table:table-cell>
          <table:table-cell office:value-type="float" office:value="10.4" calcext:value-type="float">
            <text:p>10.4</text:p>
          </table:table-cell>
          <table:table-cell office:value-type="float" office:value="4787.44" calcext:value-type="float">
            <text:p>4787.44</text:p>
          </table:table-cell>
          <table:table-cell office:value-type="float" office:value="303.058" calcext:value-type="float">
            <text:p>303.05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35.06" calcext:value-type="float">
            <text:p>-35.06</text:p>
          </table:table-cell>
          <table:table-cell office:value-type="float" office:value="-30.9" calcext:value-type="float">
            <text:p>-30.9</text:p>
          </table:table-cell>
          <table:table-cell office:value-type="float" office:value="34.594" calcext:value-type="float">
            <text:p>34.594</text:p>
          </table:table-cell>
          <table:table-cell office:value-type="float" office:value="11.43" calcext:value-type="float">
            <text:p>11.43</text:p>
          </table:table-cell>
          <table:table-cell office:value-type="float" office:value="8367.76" calcext:value-type="float">
            <text:p>8367.76</text:p>
          </table:table-cell>
          <table:table-cell office:value-type="float" office:value="302.973" calcext:value-type="float">
            <text:p>302.97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-15.06" calcext:value-type="float">
            <text:p>-15.06</text:p>
          </table:table-cell>
          <table:table-cell office:value-type="float" office:value="-14.39" calcext:value-type="float">
            <text:p>-14.39</text:p>
          </table:table-cell>
          <table:table-cell office:value-type="float" office:value="38.594" calcext:value-type="float">
            <text:p>38.594</text:p>
          </table:table-cell>
          <table:table-cell office:value-type="float" office:value="12.38" calcext:value-type="float">
            <text:p>12.38</text:p>
          </table:table-cell>
          <table:table-cell office:value-type="float" office:value="12873.4" calcext:value-type="float">
            <text:p>12873.4</text:p>
          </table:table-cell>
          <table:table-cell office:value-type="float" office:value="302.924" calcext:value-type="float">
            <text:p>302.92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.94" calcext:value-type="float">
            <text:p>4.94</text:p>
          </table:table-cell>
          <table:table-cell office:value-type="float" office:value="2.13" calcext:value-type="float">
            <text:p>2.13</text:p>
          </table:table-cell>
          <table:table-cell office:value-type="float" office:value="42.594" calcext:value-type="float">
            <text:p>42.594</text:p>
          </table:table-cell>
          <table:table-cell office:value-type="float" office:value="13.24" calcext:value-type="float">
            <text:p>13.24</text:p>
          </table:table-cell>
          <table:table-cell office:value-type="float" office:value="18011.4" calcext:value-type="float">
            <text:p>18011.4</text:p>
          </table:table-cell>
          <table:table-cell office:value-type="float" office:value="302.911" calcext:value-type="float">
            <text:p>302.91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4.94" calcext:value-type="float">
            <text:p>24.94</text:p>
          </table:table-cell>
          <table:table-cell office:value-type="float" office:value="18.64" calcext:value-type="float">
            <text:p>18.64</text:p>
          </table:table-cell>
          <table:table-cell office:value-type="float" office:value="46.594" calcext:value-type="float">
            <text:p>46.594</text:p>
          </table:table-cell>
          <table:table-cell office:value-type="float" office:value="14.03" calcext:value-type="float">
            <text:p>14.03</text:p>
          </table:table-cell>
          <table:table-cell office:value-type="float" office:value="23785" calcext:value-type="float">
            <text:p>23785</text:p>
          </table:table-cell>
          <table:table-cell office:value-type="float" office:value="302.933" calcext:value-type="float">
            <text:p>302.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1:21:16.757626051</meta:creation-date>
    <dc:date>2020-09-30T11:33:26.545173140</dc:date>
    <meta:editing-duration>PT1M59S</meta:editing-duration>
    <meta:editing-cycles>1</meta:editing-cycles>
    <meta:document-statistic meta:table-count="1" meta:cell-count="41" meta:object-count="2"/>
    <meta:generator>LibreOffice/6.4.2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Sheet1.G2:Sheet1.G6" svg:x="0.32cm" svg:y="0.18cm" svg:width="12.481cm" svg:height="8.64cm">
          <chartooo:coordinate-region svg:x="1.603cm" svg:y="0.38cm" svg:width="11.1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.058">
                <text:p>303.058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2.973">
                <text:p>302.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.924">
                <text:p>302.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911">
                <text:p>302.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933">
                <text:p>302.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16cm" svg:y="3.954cm" style:legend-expansion="high" chart:style-name="ch2"/>
        <chart:plot-area chart:style-name="ch3" table:cell-range-address="Sheet1.B2:Sheet1.C6" chart:data-source-has-labels="row" svg:x="0.319cm" svg:y="0.18cm" svg:width="12.878cm" svg:height="8.645cm">
          <chartooo:coordinate-region svg:x="1.046cm" svg:y="0.379cm" svg:width="12.05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loext:label-string="peak" chart:class="chart:line">
            <chart:data-point chart:repeated="5"/>
          </chart:series>
          <chart:series chart:style-name="ch7" chart:values-cell-range-address="Sheet1.C2:Sheet1.C6" loext:label-string="offpeak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</text:p>
              </table:table-cell>
              <table:table-cell office:value-type="string">
                <text:p>offpe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5.06">
                <text:p>-55.06</text:p>
                <draw:g>
                  <svg:desc>Sheet1.B2:Sheet1.B6</svg:desc>
                </draw:g>
              </table:table-cell>
              <table:table-cell office:value-type="float" office:value="-47.41">
                <text:p>-47.41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.06">
                <text:p>-35.06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06">
                <text:p>-15.06</text:p>
              </table:table-cell>
              <table:table-cell office:value-type="float" office:value="-14.39">
                <text:p>-14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">
                <text:p>4.9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94">
                <text:p>24.94</text:p>
              </table:table-cell>
              <table:table-cell office:value-type="float" office:value="18.64">
                <text:p>18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